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74870" officeooo:paragraph-rsid="00274870"/>
    </style:style>
    <style:style style:name="P2" style:family="paragraph" style:parent-style-name="Standard">
      <style:text-properties officeooo:rsid="00292cd5" officeooo:paragraph-rsid="00292cd5"/>
    </style:style>
    <style:style style:name="P3" style:family="paragraph" style:parent-style-name="Standard">
      <style:text-properties officeooo:rsid="00292cd5" officeooo:paragraph-rsid="002bde32"/>
    </style:style>
    <style:style style:name="P4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5" style:family="paragraph" style:parent-style-name="Standard">
      <style:paragraph-properties style:line-height-at-least="0.635cm"/>
      <style:text-properties fo:color="#d4d4d4" style:font-name="Droid Sans Mono1" fo:font-size="13.5pt" fo:font-weight="normal" officeooo:paragraph-rsid="002bde32" fo:background-color="#1e1e1e"/>
    </style:style>
    <style:style style:name="P6" style:family="paragraph" style:parent-style-name="Standard">
      <style:text-properties fo:color="#d4d4d4" style:font-name="Droid Sans Mono1" fo:font-size="13.5pt" fo:font-weight="normal" officeooo:rsid="00292cd5" officeooo:paragraph-rsid="00292cd5" fo:background-color="#1e1e1e"/>
    </style:style>
    <style:style style:name="P7" style:family="paragraph" style:parent-style-name="Standard">
      <style:paragraph-properties style:line-height-at-least="0.635cm"/>
    </style:style>
    <style:style style:name="P8" style:family="paragraph" style:parent-style-name="Standard">
      <style:text-properties officeooo:rsid="0029eeb4" officeooo:paragraph-rsid="0029eeb4"/>
    </style:style>
    <style:style style:name="P9" style:family="paragraph" style:parent-style-name="Standard">
      <style:text-properties officeooo:rsid="002ee7da" officeooo:paragraph-rsid="002ee7da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officeooo:rsid="0029eeb4"/>
    </style:style>
    <style:style style:name="T7" style:family="text">
      <style:text-properties fo:color="#b5cea8"/>
    </style:style>
    <style:style style:name="T8" style:family="text">
      <style:text-properties officeooo:rsid="002bd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npm install ws</text:p>
      <text:p text:style-name="P1"/>
      <text:p text:style-name="P2">2) <text:span text:style-name="T6">Create a server</text:span></text:p>
      <text:p text:style-name="P2"/>
      <text:p text:style-name="P6"><text:span text:style-name="T3">const</text:span> <text:span text:style-name="T1">WebSocketServer</text:span> = <text:span text:style-name="T2">require</text:span>(<text:span text:style-name="T4">'ws'</text:span>).<text:span text:style-name="T1">Server</text:span>;</text:p>
      <text:p text:style-name="P7"/>
      <text:p text:style-name="P4"><text:span text:style-name="T3">const</text:span> <text:span text:style-name="T1">WSS</text:span> = <text:span text:style-name="T3">new</text:span> <text:span text:style-name="T5">WebSocketServer</text:span>({<text:span text:style-name="T1">port:</text:span> <text:span text:style-name="T7">3232</text:span>});</text:p>
      <text:p text:style-name="P7"/>
      <text:p text:style-name="P4"><text:span text:style-name="T1">WSS</text:span>.<text:span text:style-name="T2">on</text:span>(<text:span text:style-name="T4">'connection'</text:span>, (<text:span text:style-name="T1">ws</text:span>) <text:span text:style-name="T3">=&gt;</text:span> {</text:p>
      <text:p text:style-name="P4"><text:span text:style-name="T5">console</text:span>.<text:span text:style-name="T2">log</text:span>(<text:span text:style-name="T4">'We are connected'</text:span>);</text:p>
      <text:p text:style-name="P4">});</text:p>
      <text:p text:style-name="P2"/>
      <text:p text:style-name="P8">here we created a server which listens for client connection at port 3232, <text:span text:style-name="T8">here</text:span></text:p>
      <text:p text:style-name="P5"><text:span text:style-name="T1">WSS</text:span>.<text:span text:style-name="T2">on</text:span>(<text:span text:style-name="T4">'connection'</text:span>, (<text:span text:style-name="T1">ws</text:span>) <text:span text:style-name="T3">=&gt;</text:span> {</text:p>
      <text:p text:style-name="P5"><text:span text:style-name="T5">console</text:span>.<text:span text:style-name="T2">log</text:span>(<text:span text:style-name="T4">'We are connected'</text:span>);</text:p>
      <text:p text:style-name="P5">});</text:p>
      <text:p text:style-name="P3"><text:s/><text:span text:style-name="T8">this part says whenever we receive a connection, that individual clients details will be in “ws”</text:span></text:p>
      <text:p text:style-name="P3"/>
      <text:p text:style-name="P3"/>
      <text:p text:style-name="P9">3) Now we have to create a client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17T01:17:15.430039284</dc:date>
    <meta:editing-duration>PT54M5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72" meta:character-count="465" meta:non-whitespace-character-count="405"/>
  </office:meta>
</office:document-meta>
</file>